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draw:stroke="none" svg:stroke-color="#000000" draw:fill="none" draw:fill-color="#ffffff" fo:min-height="1.143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.414cm" svg:height="1.905cm" svg:x="6.334cm" svg:y="2.27cm">
          <draw:text-box>
            <text:p>Take Metro to Microbreweries!</text:p>
          </draw:text-box>
        </draw:frame>
        <draw:frame draw:style-name="gr2" draw:layer="layout" svg:width="3.429cm" svg:height="1.393cm" svg:x="2.016cm" svg:y="3.032cm">
          <draw:text-box>
            <text:p>From G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eke S</meta:initial-creator>
    <meta:creation-date>2014-05-02T11:24:44</meta:creation-date>
    <dc:date>2014-05-02T11:26:31</dc:date>
    <dc:creator>Zeke S</dc:creator>
    <meta:editing-duration>PT1M47S</meta:editing-duration>
    <meta:editing-cycles>1</meta:editing-cycles>
    <meta:document-statistic meta:object-count="2"/>
    <meta:generator>OpenOffice/4.0.1$Unix OpenOffice.org_project/401m5$Build-9714</meta:generator>
  </office:meta>
</office:document-meta>
</file>